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7cm" fo:min-width="0cm"/>
    </style:style>
    <style:style style:name="gr3" style:family="graphic" style:parent-style-name="standard">
      <style:graphic-properties svg:stroke-width="0.02cm" draw:marker-start="Arrow" draw:marker-start-width="0.3cm" draw:marker-start-center="true" draw:marker-end="Arrow" draw:marker-end-width="0.3cm" draw:marker-end-center="true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start-width="0.3cm" draw:marker-end="Arrow" draw:marker-end-width="0.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draw:fill="none" fo:min-height="0.6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0cm"/>
    </style:style>
    <style:style style:name="P1" style:family="paragraph">
      <style:paragraph-properties fo:text-align="center"/>
      <style:text-properties fo:color="#000000" fo:font-size="16pt" style:font-size-asian="16pt" style:font-size-complex="16pt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color="#000080" fo:font-size="15pt" style:font-size-asian="15pt" style:font-size-complex="15pt"/>
    </style:style>
    <style:style style:name="P4" style:family="paragraph">
      <style:paragraph-properties fo:text-align="end"/>
      <style:text-properties fo:color="#000080" fo:font-size="15pt" style:font-size-asian="15pt" style:font-size-complex="15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end"/>
      <style:text-properties fo:color="#800000"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color="#000000" fo:font-size="15pt" style:font-size-asian="15pt" style:font-size-complex="15pt"/>
    </style:style>
    <style:style style:name="P9" style:family="paragraph">
      <style:paragraph-properties fo:text-align="center"/>
      <style:text-properties fo:color="#000080" fo:font-size="16pt" style:font-size-asian="16pt" style:font-size-complex="16pt"/>
    </style:style>
    <style:style style:name="P10" style:family="paragraph">
      <style:paragraph-properties fo:text-align="center"/>
      <style:text-properties fo:color="#000080" fo:font-size="15pt" style:font-size-asian="15pt" style:font-size-complex="15pt"/>
    </style:style>
    <style:style style:name="P11" style:family="paragraph"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80" fo:font-size="15pt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800000" fo:font-size="15pt" style:font-size-asian="15pt" style:font-size-complex="15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fo:color="#00008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" style:family="text">
      <style:text-properties fo:font-size="15pt" style:text-underline-style="none" style:font-size-asian="15pt" style:font-size-complex="15pt"/>
    </style:style>
    <style:style style:name="T16" style:family="text">
      <style:text-properties fo:color="#800000" fo:font-size="15pt" style:text-underline-style="none" style:font-size-asian="15pt" style:font-size-complex="15pt"/>
    </style:style>
    <style:style style:name="T17" style:family="text">
      <style:text-properties fo:color="#000000"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27cm" svg:height="1.505cm" svg:x="5.461cm" svg:y="2.379cm">
          <draw:text-box>
            <text:p text:style-name="P1"><text:span text:style-name="T1">bibo:Document</text:span></text:p>
            <text:p text:style-name="P1"><text:span text:style-name="T2">(= foaf:Document)</text:span></text:p>
          </draw:text-box>
        </draw:frame>
        <draw:frame draw:style-name="gr1" draw:text-style-name="P2" draw:layer="layout" svg:width="5.154cm" svg:height="0.878cm" svg:x="17.917cm" svg:y="2.746cm">
          <draw:text-box>
            <text:p text:style-name="P2"><text:span text:style-name="T3">foaf:Organization</text:span></text:p>
          </draw:text-box>
        </draw:frame>
        <draw:frame draw:style-name="gr1" draw:text-style-name="P2" draw:layer="layout" svg:width="5.734cm" svg:height="1.505cm" svg:x="4.844cm" svg:y="13.426cm">
          <draw:text-box>
            <text:p text:style-name="P2"><text:span text:style-name="T4">daia:Storage</text:span></text:p>
            <text:p text:style-name="P2"><text:span text:style-name="T5">(⊆ geo:SpatialThing)</text:span></text:p>
          </draw:text-box>
        </draw:frame>
        <draw:frame draw:style-name="gr2" draw:text-style-name="P1" draw:layer="layout" svg:width="2.813cm" svg:height="0.878cm" svg:x="6.139cm" svg:y="10.12cm">
          <draw:text-box>
            <text:p text:style-name="P1"><text:span text:style-name="T1">frbr:Item</text:span></text:p>
          </draw:text-box>
        </draw:frame>
        <draw:frame draw:style-name="gr1" draw:text-style-name="P3" draw:layer="layout" svg:width="3.846cm" svg:height="1.427cm" svg:x="8.333cm" svg:y="5.74cm">
          <draw:text-box>
            <text:p text:style-name="P3"><text:span text:style-name="T6">daia:exemplar</text:span></text:p>
            <text:p text:style-name="P3"><text:span text:style-name="T6">daia:extract</text:span></text:p>
          </draw:text-box>
        </draw:frame>
        <draw:frame draw:style-name="gr1" draw:text-style-name="P4" draw:layer="layout" svg:width="4.405cm" svg:height="1.427cm" svg:x="3.062cm" svg:y="7.208cm">
          <draw:text-box>
            <text:p text:style-name="P4"><text:span text:style-name="T6">daia:exemplarOf</text:span></text:p>
            <text:p text:style-name="P4"><text:span text:style-name="T6">daia:extractOf</text:span></text:p>
          </draw:text-box>
        </draw:frame>
        <draw:frame draw:style-name="gr1" draw:text-style-name="P5" draw:layer="layout" svg:width="14.149cm" svg:height="3.581cm" svg:x="14.551cm" svg:y="15.919cm">
          <draw:text-box>
            <text:p text:style-name="P5"><text:span text:style-name="T7">@prefix </text:span><text:span text:style-name="T8">daia:</text:span><text:span text:style-name="T7"> &lt;http://purl.org/ontology/daia/&gt; .</text:span></text:p>
            <text:p text:style-name="P5"><text:span text:style-name="T7">@prefix </text:span><text:span text:style-name="T9">bibo:</text:span><text:span text:style-name="T7"> &lt;http://purl.org/ontology/bibo/&gt; .</text:span></text:p>
            <text:p text:style-name="P5"><text:span text:style-name="T7">@prefix </text:span><text:span text:style-name="T9">dct:</text:span><text:span text:style-name="T7"> &lt;http://purl.org/dc/terms/&gt; .</text:span></text:p>
            <text:p text:style-name="P5"><text:span text:style-name="T7">@prefix </text:span><text:span text:style-name="T9">geo:</text:span><text:span text:style-name="T7"> &lt;http://www.w3.org/2003/01/geo/wgs84_pos#&gt; .</text:span></text:p>
            <text:p text:style-name="P5"><text:span text:style-name="T7">@prefix </text:span><text:span text:style-name="T9">foaf:</text:span><text:span text:style-name="T7"> &lt;http://xmlns.com/foaf/0.1/&gt; .</text:span></text:p>
            <text:p text:style-name="P5"><text:span text:style-name="T7">@prefix </text:span><text:span text:style-name="T9">frbr:</text:span><text:span text:style-name="T7"> &lt;http://purl.org/vocab/frbr/core#&gt; .</text:span></text:p>
          </draw:text-box>
        </draw:frame>
        <draw:frame draw:style-name="gr1" draw:text-style-name="P6" draw:layer="layout" svg:width="1.979cm" svg:height="1.427cm" svg:x="3.571cm" svg:y="9.848cm">
          <draw:text-box>
            <text:p text:style-name="P6"><text:span text:style-name="T10">part /</text:span></text:p>
            <text:p text:style-name="P6"><text:span text:style-name="T10">partOf</text:span></text:p>
          </draw:text-box>
        </draw:frame>
        <draw:frame draw:style-name="gr1" draw:text-style-name="P6" draw:layer="layout" svg:width="1.979cm" svg:height="1.427cm" svg:x="2.824cm" svg:y="2.475cm">
          <draw:text-box>
            <text:p text:style-name="P6"><text:span text:style-name="T10">part /</text:span></text:p>
            <text:p text:style-name="P6"><text:span text:style-name="T10">partOf</text:span></text:p>
          </draw:text-box>
        </draw:frame>
        <draw:path draw:style-name="gr3" draw:text-style-name="P7" draw:layer="layout" svg:width="1.141cm" svg:height="1.7cm" draw:transform="skewX (-0.0211184839491274) rotate (-0.111352006278404) translate (5.66699853765004cm 9.69975455757173cm)" svg:viewBox="0 0 1142 1701" svg:d="m1142 19315c-213 430-444 400-456 401-810 105-964-1589-129-1696 122 7 211-51 467 271">
          <text:p/>
        </draw:path>
        <draw:path draw:style-name="gr3" draw:text-style-name="P7" draw:layer="layout" svg:width="1.234cm" svg:height="2.571cm" draw:transform="skewX (-0.0928515162060808) rotate (-0.157079632680646) translate (4.99038967465788cm 1.7333060658204cm)" svg:viewBox="0 0 1235 2572" svg:d="m1235 3821c-230 650-480 604-492 606-877 159-1044-2403-141-2564 132 10 228-78 505 410">
          <text:p/>
        </draw:path>
        <draw:frame draw:style-name="gr1" draw:text-style-name="P8" draw:layer="layout" svg:width="3.279cm" svg:height="1.427cm" svg:x="23.577cm" svg:y="2.462cm">
          <draw:text-box>
            <text:p text:style-name="P8"><text:span text:style-name="T11">dct:hasPart</text:span></text:p>
            <text:p text:style-name="P8"><text:span text:style-name="T11">dct:isPartOf</text:span></text:p>
          </draw:text-box>
        </draw:frame>
        <draw:line draw:style-name="gr4" draw:text-style-name="P7" draw:layer="layout" svg:x1="7.983cm" svg:y1="11.117cm" svg:x2="7.954cm" svg:y2="13.437cm">
          <text:p/>
        </draw:line>
        <draw:frame draw:style-name="gr1" draw:text-style-name="P8" draw:layer="layout" svg:width="3.376cm" svg:height="0.839cm" svg:x="4.619cm" svg:y="12.124cm">
          <draw:text-box>
            <text:p text:style-name="P8"><text:span text:style-name="T11">geo:location</text:span></text:p>
          </draw:text-box>
        </draw:frame>
        <draw:frame draw:style-name="gr5" draw:text-style-name="P9" draw:layer="layout" svg:width="3.821cm" svg:height="0.879cm" svg:x="18.739cm" svg:y="10.188cm">
          <draw:text-box>
            <text:p text:style-name="P9"><text:span text:style-name="T4">daia:Service</text:span></text:p>
          </draw:text-box>
        </draw:frame>
        <draw:frame draw:style-name="gr5" draw:text-style-name="P9" draw:layer="layout" svg:width="4.498cm" svg:height="0.879cm" svg:x="18.389cm" svg:y="13.278cm">
          <draw:text-box>
            <text:p text:style-name="P9"><text:span text:style-name="T4">daia:Limitation</text:span></text:p>
          </draw:text-box>
        </draw:frame>
        <draw:frame draw:style-name="gr1" draw:text-style-name="P3" draw:layer="layout" svg:width="3.673cm" svg:height="0.839cm" svg:x="20.796cm" svg:y="8.463cm">
          <draw:text-box>
            <text:p text:style-name="P3"><text:span text:style-name="T6">daia:provides</text:span></text:p>
          </draw:text-box>
        </draw:frame>
        <draw:frame draw:style-name="gr1" draw:text-style-name="P3" draw:layer="layout" svg:width="4.32cm" svg:height="0.839cm" svg:x="15.896cm" svg:y="7.801cm">
          <draw:text-box>
            <text:p text:style-name="P3"><text:span text:style-name="T6">daia:providedBy</text:span></text:p>
          </draw:text-box>
        </draw:frame>
        <draw:line draw:style-name="gr4" draw:text-style-name="P7" draw:layer="layout" svg:x1="8.283cm" svg:y1="4.07cm" svg:x2="8.256cm" svg:y2="10.019cm">
          <text:p/>
        </draw:line>
        <draw:line draw:style-name="gr4" draw:text-style-name="P7" draw:layer="layout" svg:x1="7.784cm" svg:y1="10.019cm" svg:x2="7.757cm" svg:y2="4.07cm">
          <text:p/>
        </draw:line>
        <draw:line draw:style-name="gr4" draw:text-style-name="P7" draw:layer="layout" svg:x1="20.783cm" svg:y1="3.892cm" svg:x2="20.756cm" svg:y2="10.167cm">
          <text:p/>
        </draw:line>
        <draw:line draw:style-name="gr4" draw:text-style-name="P7" draw:layer="layout" svg:x1="20.284cm" svg:y1="10.167cm" svg:x2="20.257cm" svg:y2="3.892cm">
          <text:p/>
        </draw:line>
        <draw:path draw:style-name="gr3" draw:text-style-name="P7" draw:layer="layout" svg:width="1.141cm" svg:height="1.7cm" draw:transform="skewX (0.0211184839491274) rotate (0.111526539202417) translate (22.3840120595483cm 2.4147516294919cm)" svg:viewBox="0 0 1142 1701" svg:d="m0 11077c213 430 444 400 456 401 810 105 964-1589 129-1696-122 7-211-51-467 271">
          <text:p/>
        </draw:path>
        <draw:line draw:style-name="gr4" draw:text-style-name="P7" draw:layer="layout" svg:x1="10.54cm" svg:y1="2.979cm" svg:x2="17.761cm" svg:y2="3.01cm">
          <text:p/>
        </draw:line>
        <draw:frame draw:style-name="gr1" draw:text-style-name="P3" draw:layer="layout" svg:width="4.38cm" svg:height="0.839cm" svg:x="11.767cm" svg:y="2.113cm">
          <draw:text-box>
            <text:p text:style-name="P3"><text:span text:style-name="T6">daia:collectedBy</text:span></text:p>
          </draw:text-box>
        </draw:frame>
        <draw:frame draw:style-name="gr1" draw:text-style-name="P3" draw:layer="layout" svg:width="4.409cm" svg:height="0.839cm" svg:x="11.799cm" svg:y="3.439cm">
          <draw:text-box>
            <text:p text:style-name="P3"><text:span text:style-name="T6">daia:inCollection</text:span></text:p>
          </draw:text-box>
        </draw:frame>
        <draw:line draw:style-name="gr4" draw:text-style-name="P7" draw:layer="layout" svg:x1="17.642cm" svg:y1="3.38cm" svg:x2="10.54cm" svg:y2="3.411cm">
          <text:p/>
        </draw:line>
        <draw:frame draw:style-name="gr1" draw:text-style-name="P3" draw:layer="layout" svg:width="2.932cm" svg:height="0.839cm" draw:transform="rotate (0.5235987755982) translate (13.536cm 7.726cm)">
          <draw:text-box>
            <text:p text:style-name="P4"><text:span text:style-name="T6">daia:holds</text:span></text:p>
          </draw:text-box>
        </draw:frame>
        <draw:frame draw:style-name="gr1" draw:text-style-name="P3" draw:layer="layout" svg:width="3.283cm" svg:height="0.839cm" draw:transform="rotate (0.5235987755982) translate (12.757cm 6.716cm)">
          <draw:text-box>
            <text:p text:style-name="P4"><text:span text:style-name="T6">daia:heldBy</text:span></text:p>
          </draw:text-box>
        </draw:frame>
        <draw:line draw:style-name="gr4" draw:text-style-name="P7" draw:layer="layout" svg:x1="19.459cm" svg:y1="4.348cm" svg:x2="9.11cm" svg:y2="10.245cm">
          <text:p/>
        </draw:line>
        <draw:line draw:style-name="gr4" draw:text-style-name="P7" draw:layer="layout" svg:x1="8.751cm" svg:y1="10.037cm" svg:x2="18.816cm" svg:y2="4.151cm">
          <text:p/>
        </draw:line>
        <draw:frame draw:style-name="gr1" draw:text-style-name="P10" draw:layer="layout" svg:width="5.197cm" svg:height="1.427cm" svg:x="11.349cm" svg:y="9.078cm">
          <draw:text-box>
            <text:p text:style-name="P10"><text:span text:style-name="T6">daia:availableFor /</text:span></text:p>
            <text:p text:style-name="P10"><text:span text:style-name="T6">daia:unAvailableFor</text:span></text:p>
          </draw:text-box>
        </draw:frame>
        <draw:frame draw:style-name="gr1" draw:text-style-name="P11" draw:layer="layout" svg:width="12.813cm" svg:height="3.902cm" svg:x="1.3cm" svg:y="15.919cm">
          <draw:text-box>
            <text:p text:style-name="P11"><text:span text:style-name="T12">DAIA/RDF</text:span><text:span text:style-name="T13"> </text:span><text:span text:style-name="T14">core classes and relations</text:span></text:p>
            <text:p text:style-name="P11"><text:span text:style-name="T15">see also: </text:span><text:span text:style-name="T15"><text:a xlink:href="http://purl.org/NET/DAIA">http://purl.org/NET/DAIA</text:a></text:span></text:p>
            <text:p text:style-name="P8"><text:span text:style-name="T16"/></text:p>
            <text:p text:style-name="P8"><text:span text:style-name="T16">part/partOf</text:span><text:span text:style-name="T17"> is dct:hasPart/dct:isPartOf and</text:span></text:p>
            <text:p text:style-name="P8"><text:span text:style-name="T11">maybe frbr:part/frbr:partOf (frbr:Endeavour).</text:span></text:p>
            <text:p text:style-name="P8"><text:span text:style-name="T11">Not included: </text:span><text:span text:style-name="T6">daia:Error</text:span><text:span text:style-name="T11"> / </text:span><text:span text:style-name="T6">daia:Response</text:span><text:span text:style-name="T11"> (metadata)</text:span></text:p>
          </draw:text-box>
        </draw:frame>
        <draw:line draw:style-name="gr4" draw:text-style-name="P7" draw:layer="layout" svg:x1="20.783cm" svg:y1="11.14cm" svg:x2="20.756cm" svg:y2="13.191cm">
          <text:p/>
        </draw:line>
        <draw:line draw:style-name="gr4" draw:text-style-name="P7" draw:layer="layout" svg:x1="20.284cm" svg:y1="13.191cm" svg:x2="20.257cm" svg:y2="11.14cm">
          <text:p/>
        </draw:line>
        <draw:frame draw:style-name="gr1" draw:text-style-name="P3" draw:layer="layout" svg:width="3.812cm" svg:height="0.839cm" svg:x="20.826cm" svg:y="11.846cm">
          <draw:text-box>
            <text:p text:style-name="P3"><text:span text:style-name="T6">daia:limitedBy</text:span></text:p>
          </draw:text-box>
        </draw:frame>
        <draw:frame draw:style-name="gr1" draw:text-style-name="P3" draw:layer="layout" svg:width="2.868cm" svg:height="0.839cm" svg:x="17.377cm" svg:y="11.668cm">
          <draw:text-box>
            <text:p text:style-name="P3"><text:span text:style-name="T6">daia:limits</text:span></text:p>
          </draw:text-box>
        </draw:frame>
        <draw:line draw:style-name="gr4" draw:text-style-name="P7" draw:layer="layout" svg:x1="9.323cm" svg:y1="10.482cm" svg:x2="18.772cm" svg:y2="10.511cm">
          <text:p/>
        </draw:line>
        <draw:frame draw:style-name="gr6" draw:text-style-name="P10" draw:layer="layout" svg:width="4.96cm" svg:height="1.487cm" svg:x="11.384cm" svg:y="10.97cm">
          <draw:text-box>
            <text:p text:style-name="P10"><text:span text:style-name="T6">daia:availableOf /</text:span></text:p>
            <text:p text:style-name="P10"><text:span text:style-name="T6">daia:unAvailableOf</text:span></text:p>
          </draw:text-box>
        </draw:frame>
        <draw:line draw:style-name="gr4" draw:text-style-name="P7" draw:layer="layout" svg:x1="18.611cm" svg:y1="10.881cm" svg:x2="8.991cm" svg:y2="10.9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kob </meta:initial-creator>
    <meta:creation-date>2011-10-19T17:22:57</meta:creation-date>
    <dc:date>2011-10-19T18:35:20</dc:date>
    <dc:creator>Jakob </dc:creator>
    <meta:editing-duration>PT01H12M27S</meta:editing-duration>
    <meta:editing-cycles>4</meta:editing-cycles>
    <meta:generator>OpenOffice.org/3.2$Linux OpenOffice.org_project/320m12$Build-9483</meta:generator>
    <meta:document-statistic meta:object-count="40"/>
  </office:meta>
</office:document-meta>
</file>